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09a48" officeooo:paragraph-rsid="00109a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83402374496086360" text:style-name="L1">
        <text:list-item>
          <text:p text:style-name="P1">Manual testing</text:p>
          <text:list>
            <text:list-item>
              <text:p text:style-name="P1">employees run (usually non cs)</text:p>
            </text:list-item>
          </text:list>
        </text:list-item>
        <text:list-item>
          <text:p text:style-name="P1">Automated testing</text:p>
          <text:list>
            <text:list-item>
              <text:p text:style-name="P1">automatically run</text:p>
            </text:list-item>
          </text:list>
        </text:list-item>
        <text:list-item>
          <text:p text:style-name="P1">both have good and bad cases</text:p>
        </text:list-item>
        <text:list-item>
          <text:p text:style-name="P1">Scripted testing vs exploratory testing</text:p>
          <text:list>
            <text:list-item>
              <text:p text:style-name="P1">scripted</text:p>
              <text:list>
                <text:list-item>
                  <text:p text:style-name="P1">user follows script to test</text:p>
                </text:list-item>
              </text:list>
            </text:list-item>
            <text:list-item>
              <text:p text:style-name="P1">exploratory</text:p>
              <text:list>
                <text:list-item>
                  <text:p text:style-name="P1">use experience and intelligence to figure it out</text:p>
                </text:list-item>
              </text:list>
            </text:list-item>
          </text:list>
        </text:list-item>
        <text:list-item>
          <text:p text:style-name="P1">Stages of testing</text:p>
          <text:list>
            <text:list-item>
              <text:p text:style-name="P1">unit testing</text:p>
              <text:list>
                <text:list-item>
                  <text:p text:style-name="P1">first phase, done by developers of modules</text:p>
                </text:list-item>
              </text:list>
            </text:list-item>
            <text:list-item>
              <text:p text:style-name="P1">integration testing</text:p>
              <text:list>
                <text:list-item>
                  <text:p text:style-name="P1">combines unit tested modules and tests how they interact</text:p>
                </text:list-item>
              </text:list>
            </text:list-item>
            <text:list-item>
              <text:p text:style-name="P1">system testing</text:p>
              <text:list>
                <text:list-item>
                  <text:p text:style-name="P1">tests a whole program to make sure it meets requirements</text:p>
                </text:list-item>
              </text:list>
            </text:list-item>
            <text:list-item>
              <text:p text:style-name="P1">design testing</text:p>
              <text:list>
                <text:list-item>
                  <text:p text:style-name="P1">testing prototypes or very abstract models before implementation</text:p>
                </text:list-item>
              </text:list>
            </text:list-item>
          </text:list>
        </text:list-item>
        <text:list-item>
          <text:p text:style-name="P1">Black Box testing</text:p>
          <text:list>
            <text:list-item>
              <text:p text:style-name="P1">treats system or program as opaque</text:p>
            </text:list-item>
            <text:list-item>
              <text:p text:style-name="P1">do no see source code</text:p>
            </text:list-item>
            <text:list-item>
              <text:p text:style-name="P1">abstracts away internals</text:p>
            </text:list-item>
          </text:list>
        </text:list-item>
        <text:list-item>
          <text:p text:style-name="P1">White box</text:p>
          <text:list>
            <text:list-item>
              <text:p text:style-name="P1">opens up box</text:p>
            </text:list-item>
            <text:list-item>
              <text:p text:style-name="P1">can see source code</text:p>
            </text:list-item>
            <text:list-item>
              <text:p text:style-name="P1">coveragef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5:12:59.766844116</meta:creation-date>
    <dc:date>2014-04-03T15:19:27.273355344</dc:date>
    <meta:editing-duration>P0D</meta:editing-duration>
    <meta:editing-cycles>1</meta:editing-cycles>
    <meta:document-statistic meta:table-count="0" meta:image-count="0" meta:object-count="0" meta:page-count="1" meta:paragraph-count="27" meta:word-count="136" meta:character-count="705" meta:non-whitespace-character-count="623"/>
    <meta:generator>LibreOffice/4.1.3.2$Linux_X86_64 LibreOffice_project/410m0$Build-2</meta:generator>
  </office:meta>
</office:document-meta>
</file>